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1df" officeooo:paragraph-rsid="000191df"/>
    </style:style>
    <style:style style:name="P2" style:family="paragraph" style:parent-style-name="Standard">
      <style:text-properties fo:color="#ce181e" officeooo:rsid="0017cc0c" officeooo:paragraph-rsid="0017cc0c"/>
    </style:style>
    <style:style style:name="P3" style:family="paragraph" style:parent-style-name="Standard" style:list-style-name="L1">
      <style:text-properties fo:color="#ce181e" officeooo:rsid="0017cc0c" officeooo:paragraph-rsid="0017cc0c"/>
    </style:style>
    <style:style style:name="P4" style:family="paragraph" style:parent-style-name="Standard" style:list-style-name="L1">
      <style:text-properties fo:color="#ce181e" officeooo:rsid="000be4cc" officeooo:paragraph-rsid="000be4cc"/>
    </style:style>
    <style:style style:name="P5" style:family="paragraph" style:parent-style-name="Standard" style:list-style-name="L1">
      <style:text-properties fo:color="#ce181e" officeooo:rsid="0019afb4" officeooo:paragraph-rsid="0019afb4"/>
    </style:style>
    <style:style style:name="P6" style:family="paragraph" style:parent-style-name="Standard" style:list-style-name="L2">
      <style:text-properties officeooo:rsid="000191df" officeooo:paragraph-rsid="000191df"/>
    </style:style>
    <style:style style:name="P7" style:family="paragraph" style:parent-style-name="Standard">
      <style:text-properties officeooo:rsid="000191df" officeooo:paragraph-rsid="000191df"/>
    </style:style>
    <style:style style:name="P8" style:family="paragraph" style:parent-style-name="Standard" style:list-style-name="L2">
      <style:text-properties officeooo:rsid="00033971" officeooo:paragraph-rsid="00033971"/>
    </style:style>
    <style:style style:name="P9" style:family="paragraph" style:parent-style-name="Standard" style:list-style-name="L2">
      <style:text-properties officeooo:rsid="000569df" officeooo:paragraph-rsid="000569df"/>
    </style:style>
    <style:style style:name="P10" style:family="paragraph" style:parent-style-name="Standard" style:list-style-name="L2">
      <style:text-properties officeooo:rsid="00069a97" officeooo:paragraph-rsid="00069a97"/>
    </style:style>
    <style:style style:name="P11" style:family="paragraph" style:parent-style-name="Standard" style:list-style-name="L2">
      <style:text-properties officeooo:rsid="000a113c" officeooo:paragraph-rsid="000a113c"/>
    </style:style>
    <style:style style:name="P12" style:family="paragraph" style:parent-style-name="Standard" style:list-style-name="L2">
      <style:text-properties officeooo:rsid="000a113c" officeooo:paragraph-rsid="001b59af"/>
    </style:style>
    <style:style style:name="P13" style:family="paragraph" style:parent-style-name="Standard" style:list-style-name="L2">
      <style:text-properties officeooo:rsid="000aad3d" officeooo:paragraph-rsid="000aad3d"/>
    </style:style>
    <style:style style:name="P14" style:family="paragraph" style:parent-style-name="Standard" style:list-style-name="L2">
      <style:text-properties officeooo:rsid="000aad3d" officeooo:paragraph-rsid="001d26f3"/>
    </style:style>
    <style:style style:name="P15" style:family="paragraph" style:parent-style-name="Standard" style:list-style-name="L2">
      <style:text-properties officeooo:rsid="000aadb4" officeooo:paragraph-rsid="000aadb4"/>
    </style:style>
    <style:style style:name="P16" style:family="paragraph" style:parent-style-name="Standard" style:list-style-name="L2">
      <style:text-properties officeooo:rsid="000be4cc" officeooo:paragraph-rsid="000be4cc"/>
    </style:style>
    <style:style style:name="P17" style:family="paragraph" style:parent-style-name="Standard" style:list-style-name="L2">
      <style:text-properties officeooo:rsid="000be4cc" officeooo:paragraph-rsid="001d26f3"/>
    </style:style>
    <style:style style:name="P18" style:family="paragraph" style:parent-style-name="Standard" style:list-style-name="L2">
      <style:text-properties officeooo:rsid="000bebc8" officeooo:paragraph-rsid="000bebc8"/>
    </style:style>
    <style:style style:name="P19" style:family="paragraph" style:parent-style-name="Standard" style:list-style-name="L2">
      <style:text-properties officeooo:rsid="000d0b43" officeooo:paragraph-rsid="000d0b43"/>
    </style:style>
    <style:style style:name="P20" style:family="paragraph" style:parent-style-name="Standard" style:list-style-name="L2">
      <style:text-properties officeooo:rsid="000ebbed" officeooo:paragraph-rsid="000ebbed"/>
    </style:style>
    <style:style style:name="P21" style:family="paragraph" style:parent-style-name="Standard" style:list-style-name="L2">
      <style:text-properties officeooo:rsid="00111558" officeooo:paragraph-rsid="00111558"/>
    </style:style>
    <style:style style:name="P22" style:family="paragraph" style:parent-style-name="Standard" style:list-style-name="L2">
      <style:text-properties officeooo:rsid="0013be38" officeooo:paragraph-rsid="0013be38"/>
    </style:style>
    <style:style style:name="P23" style:family="paragraph" style:parent-style-name="Standard" style:list-style-name="L2">
      <style:text-properties officeooo:rsid="00146dfc" officeooo:paragraph-rsid="00146dfc"/>
    </style:style>
    <style:style style:name="P24" style:family="paragraph" style:parent-style-name="Standard" style:list-style-name="L2">
      <style:text-properties officeooo:rsid="0019afb4" officeooo:paragraph-rsid="0019afb4"/>
    </style:style>
    <style:style style:name="P25" style:family="paragraph" style:parent-style-name="Standard" style:list-style-name="L2">
      <style:text-properties officeooo:rsid="001b515d" officeooo:paragraph-rsid="001b515d"/>
    </style:style>
    <style:style style:name="P26" style:family="paragraph" style:parent-style-name="Standard" style:list-style-name="L2">
      <style:text-properties officeooo:rsid="001b59af" officeooo:paragraph-rsid="001b59af"/>
    </style:style>
    <style:style style:name="P27" style:family="paragraph" style:parent-style-name="Standard" style:list-style-name="L2">
      <style:text-properties officeooo:rsid="001d26f3" officeooo:paragraph-rsid="001d26f3"/>
    </style:style>
    <style:style style:name="P28" style:family="paragraph" style:parent-style-name="Standard" style:list-style-name="L2">
      <style:text-properties officeooo:rsid="001e653b" officeooo:paragraph-rsid="001e653b"/>
    </style:style>
    <style:style style:name="P29" style:family="paragraph" style:parent-style-name="Standard" style:list-style-name="L2">
      <style:text-properties officeooo:rsid="00217fb8" officeooo:paragraph-rsid="00217fb8"/>
    </style:style>
    <style:style style:name="T1" style:family="text">
      <style:text-properties officeooo:rsid="0007f14d"/>
    </style:style>
    <style:style style:name="T2" style:family="text">
      <style:text-properties officeooo:rsid="0008383d"/>
    </style:style>
    <style:style style:name="T3" style:family="text">
      <style:text-properties officeooo:rsid="000bebc8"/>
    </style:style>
    <style:style style:name="T4" style:family="text">
      <style:text-properties officeooo:rsid="00180e16"/>
    </style:style>
    <style:style style:name="T5" style:family="text">
      <style:text-properties officeooo:rsid="001a6657"/>
    </style:style>
    <style:style style:name="T6" style:family="text">
      <style:text-properties officeooo:rsid="001b515d"/>
    </style:style>
    <style:style style:name="T7" style:family="text">
      <style:text-properties officeooo:rsid="001b59af"/>
    </style:style>
    <style:style style:name="T8" style:family="text">
      <style:text-properties officeooo:rsid="001d26f3"/>
    </style:style>
    <style:style style:name="T9" style:family="text">
      <style:text-properties officeooo:rsid="001e653b"/>
    </style:style>
    <style:style style:name="T10" style:family="text">
      <style:text-properties officeooo:rsid="001ef20b"/>
    </style:style>
    <style:style style:name="T11" style:family="text">
      <style:text-properties officeooo:rsid="001fa8d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ų sistemos pristatymo scenarijus</text:p>
      <text:p text:style-name="P1"/>
      <text:p text:style-name="P2">Demonstracijai pasiruošti:</text:p>
      <text:list xml:id="list3492393161" text:style-name="L1">
        <text:list-item>
          <text:p text:style-name="P3">nedidelę duomenų bazę;</text:p>
        </text:list-item>
        <text:list-item>
          <text:p text:style-name="P4">nedidelį PDF failą ir didelį (neleistino dydžio) PDF failą, jpg failą.</text:p>
        </text:list-item>
        <text:list-item>
          <text:p text:style-name="P5">Vartotoją „jonas“ (ar kokį kitą) įtraukti į grupę „adminsitracija“ ir „darbuotojai“ (grupė „adminsitracija“ bus dokumentus priimanti grupė.</text:p>
        </text:list-item>
        <text:list-item>
          <text:p text:style-name="P5"/>
        </text:list-item>
      </text:list>
      <text:p text:style-name="P1"/>
      <text:p text:style-name="P1"/>
      <text:list xml:id="list2765107194" text:style-name="L2">
        <text:list-item>
          <text:p text:style-name="P6">Atsidaro log-in langas.</text:p>
        </text:list-item>
        <text:list-item>
          <text:p text:style-name="P29">Papasakoti, kad sistema sukurta naudojant Java 8+ ir React 16+. Duomenys saugomi H2 duomenų bazėje. Vartotojų slaptažodžiai apsaugoti maišos funkcija.</text:p>
        </text:list-item>
        <text:list-item>
          <text:p text:style-name="P29">Papasakoti, kad ką tik įdiegtoje sistemoje yra tik 1 vartotojas. Tai yra administratorius „root“, kurio slaptažodis „root“.</text:p>
        </text:list-item>
        <text:list-item>
          <text:p text:style-name="P6">Prisijungia administratorius „root“.</text:p>
        </text:list-item>
        <text:list-item>
          <text:p text:style-name="P8"><text:span text:style-name="T6">Rodomas visas </text:span>vartotojų sąrašas – taip pat <text:span text:style-name="T6">ir vartotojų skaičius</text:span>.</text:p>
        </text:list-item>
        <text:list-item>
          <text:p text:style-name="P8">Puslapi<text:span text:style-name="T6">ai ir navigacija per juos.</text:span></text:p>
        </text:list-item>
        <text:list-item>
          <text:p text:style-name="P8"><text:span text:style-name="T6">A</text:span>dministratoriaus panel<text:span text:style-name="T6">ė</text:span>.</text:p>
        </text:list-item>
        <text:list-item>
          <text:p text:style-name="P8"><text:span text:style-name="T6">Naujo vartotojo įvedimas</text:span>. Username - Adomas (vartotojas su <text:span text:style-name="T4">role „paprastas </text:span>vartotojas“). <text:span text:style-name="T2">Psw – Adomukas123.</text:span></text:p>
        </text:list-item>
        <text:list-item>
          <text:p text:style-name="P24">„<text:span text:style-name="T6">i“ mygtuko veikimo demonstravimas</text:span>.</text:p>
        </text:list-item>
        <text:list-item>
          <text:p text:style-name="P24"><text:span text:style-name="T6">Vartotojo duomenų keitimas - pa</text:span>keičiam pavardę į Adomukauskas“.</text:p>
        </text:list-item>
        <text:list-item>
          <text:p text:style-name="P24"><text:span text:style-name="T6">Vartotojo slaptažodžio keitimas (</text:span>realiai <text:span text:style-name="T6">nieko </text:span>nedarome, nebent paprašo).</text:p>
        </text:list-item>
        <text:list-item>
          <text:p text:style-name="P24">Vartotojo rakinimas. Paspaudžiame mygtuką „<text:span text:style-name="T5">Užrakinti“. Atsijungti nuo sistemos ir pademonstruoti, kad „adomukas“ negali prisijungti prie sistemos.</text:span></text:p>
        </text:list-item>
        <text:list-item>
          <text:p text:style-name="P25">Vėl prisijungia „root“.</text:p>
        </text:list-item>
        <text:list-item>
          <text:p text:style-name="P8"><text:span text:style-name="T6">Naujos grupės kūrimas</text:span>. Grupė – „pagalbininkai“.</text:p>
        </text:list-item>
        <text:list-item>
          <text:p text:style-name="P8"><text:span text:style-name="T6">Grupės pavadinimo keitimas</text:span>. Pakeisti „pagalbininkai“ į „sekretoriatas“.</text:p>
        </text:list-item>
        <text:list-item>
          <text:p text:style-name="P8"><text:span text:style-name="T6">G</text:span>rupės ištrynim<text:span text:style-name="T6">as (realiai nedaryti)</text:span>.</text:p>
        </text:list-item>
        <text:list-item>
          <text:p text:style-name="P8"><text:span text:style-name="T6">Vartotojo „adomukas“ priskyrimas grupei „sekretoriatas“</text:span>.</text:p>
        </text:list-item>
        <text:list-item>
          <text:p text:style-name="P9"><text:span text:style-name="T6">Naujo dokumento tipo kūrimas -</text:span> „Pašalpos prašymas“.</text:p>
        </text:list-item>
        <text:list-item>
          <text:p text:style-name="P9"><text:span text:style-name="T6">Dokumento tipo pavadinimo keitimas - </text:span>„Pašalpos prašymas“ pakeisti į „Premijos prašymas“.</text:p>
        </text:list-item>
        <text:list-item>
          <text:p text:style-name="P9"><text:span text:style-name="T6">D</text:span>okumento tipo ištrynim<text:span text:style-name="T6">as (tik papasakoti)</text:span>.</text:p>
        </text:list-item>
        <text:list-item>
          <text:p text:style-name="P10"><text:span text:style-name="T7">Dokumnetų tipų priskyrimas dokumentus kuriančioms ir dokumentus priimančioms grupėms.</text:span> <text:span text:style-name="T1">„Premijos prašymą“ priskirti: siuntimui - „Sekretoriatas“, peržiūrai - „administracija“.</text:span></text:p>
        </text:list-item>
        <text:list-item>
          <text:p text:style-name="P28">Priskirti dokumentą „atostogu prasymas“ į siuntimo grupę „Sekretoriatas“.</text:p>
        </text:list-item>
        <text:list-item>
          <text:p text:style-name="P11">Atsijungti.</text:p>
        </text:list-item>
        <text:list-item>
          <text:p text:style-name="P11">Prisijungti su vartotoju „adomukas“.</text:p>
        </text:list-item>
        <text:list-item>
          <text:p text:style-name="P12">Pademonstruoti vartotojo profilį.</text:p>
        </text:list-item>
        <text:list-item>
          <text:p text:style-name="P13">Pateiktų dokumentų langas – <text:span text:style-name="T7">jis yra pagrindinis, kai vartotojas turi teisę kurti dokumentus</text:span>.</text:p>
        </text:list-item>
        <text:list-item>
          <text:p text:style-name="P26">Vartotojo panelė.</text:p>
        </text:list-item>
        <text:list-item>
          <text:p text:style-name="P13">Sukurti naują dokumentą „<text:span text:style-name="T9">premijos prašymas“ (bus naudojamas dokumento priėmimui. a) </text:span>parodyti, kad gali kurti tik <text:span text:style-name="T9">du</text:span> dokumento tip<text:span text:style-name="T9">us, nors sistemoje jų yra daugiau</text:span>; <text:span text:style-name="T7">b – parodyti, kad negalima pridėti didelio PDF failo.</text:span></text:p>
        </text:list-item>
        <text:list-item>
          <text:p text:style-name="P28">Sukurti naują dokumentą „atostogu prasymas“ (bus naudojamas dokumento atmetimui).</text:p>
        </text:list-item>
        <text:list-item>
          <text:p text:style-name="P13"><text:span text:style-name="T7">Dokumento detali informacija (</text:span>„i“ mygtuk<text:span text:style-name="T7">as)</text:span>.</text:p>
        </text:list-item>
        <text:list-item>
          <text:p text:style-name="P13"><text:span text:style-name="T7">Dokumento redagavimas.</text:span></text:p>
        </text:list-item>
        <text:list-item>
          <text:p text:style-name="P15"><text:span text:style-name="T7">Dokumento trynimas (tik papasakoti)</text:span>.</text:p>
        </text:list-item>
        <text:list-item>
          <text:p text:style-name="P15"><text:soft-page-break/><text:span text:style-name="T7">Dokumento pateikimas (pateikti abu sukurtus dokumentus) – parodyti, kad jis jau yra „Pateiktų“ sąraše ir jo būsena „Pateiktas“.</text:span></text:p>
        </text:list-item>
        <text:list-item>
          <text:p text:style-name="P17"><text:span text:style-name="T7">Dokumento detali informacija („i“ mygtukas). </text:span>Čia mes matome, kada dokumentas buvo pateiktas. Kai dokumentas bus priimtas arba atmestas, čia maty<text:span text:style-name="T8">sis</text:span> ir ta informacija.</text:p>
        </text:list-item>
        <text:list-item>
          <text:p text:style-name="P16"><text:span text:style-name="T8">Prisegto failo </text:span>atsisiuntim<text:span text:style-name="T8">as</text:span>.</text:p>
        </text:list-item>
        <text:list-item>
          <text:p text:style-name="P27">Archyvo atsisiuntimas.</text:p>
        </text:list-item>
        <text:list-item>
          <text:p text:style-name="P16">Atsijungti.</text:p>
        </text:list-item>
        <text:list-item>
          <text:p text:style-name="P16">Prisijungti su vartotoju „jonas“.</text:p>
        </text:list-item>
        <text:list-item>
          <text:p text:style-name="P18">Sukur<text:span text:style-name="T8">t</text:span>i naują dokumentą <text:span text:style-name="T8">ir jį pateikti </text:span>(su tikslu parodyti, kad pats savo dokumentų negali tvirtinti).</text:p>
        </text:list-item>
        <text:list-item>
          <text:p text:style-name="P16">„<text:span text:style-name="T8">Peržiūrimi“ dokumentai</text:span>.</text:p>
        </text:list-item>
        <text:list-item>
          <text:p text:style-name="P16">Matome vartotojo Adomo Adomausko pateikt<text:span text:style-name="T9">us</text:span> <text:span text:style-name="T3">dokumentus, o savo sukurto failo nematome.</text:span></text:p>
        </text:list-item>
        <text:list-item>
          <text:p text:style-name="P29">Dokumentų paieška.</text:p>
        </text:list-item>
        <text:list-item>
          <text:p text:style-name="P14"><text:span text:style-name="T7">Dokumento detali informacija (</text:span>„i“ mygtuk<text:span text:style-name="T7">as)</text:span>.</text:p>
        </text:list-item>
        <text:list-item>
          <text:p text:style-name="P18">Padaryti dokumento „<text:span text:style-name="T9">premijos prasymas“ </text:span>priėmimą. Jis dingsta iš peržiūrimų sąrašo.</text:p>
        </text:list-item>
        <text:list-item>
          <text:p text:style-name="P28">Padaryti dokumento „atostogu prasymas“ atmetimą – parodyti, kad nesuvedus priežasties dokum<text:span text:style-name="T10">e</text:span>nto atmesti ne<text:span text:style-name="T10">g</text:span>alima.</text:p>
        </text:list-item>
        <text:list-item>
          <text:p text:style-name="P19">Atsijungti.</text:p>
        </text:list-item>
        <text:list-item>
          <text:p text:style-name="P19">Prisijungti su vartotoju „adomukas“.</text:p>
        </text:list-item>
        <text:list-item>
          <text:p text:style-name="P20">Atkreipti dėmesį <text:span text:style-name="T10">į dabartines dokumentų būsenas</text:span>.</text:p>
        </text:list-item>
        <text:list-item>
          <text:p text:style-name="P29">Dokumentų paieška.</text:p>
        </text:list-item>
        <text:list-item>
          <text:p text:style-name="P20">Paspausti „i“ mygtuką – parodyti, kad dabar jau rodo dokumnto statusą „Priimtas“ ir datą, kada buvo priimtas. Taip pat, rodo žmogų, kuris dokumentą priėmė.</text:p>
        </text:list-item>
        <text:list-item>
          <text:p text:style-name="P21">Atsijungti.</text:p>
        </text:list-item>
        <text:list-item>
          <text:p text:style-name="P22">Prisijungti su vartotoju XXX (kuris turi daug priimtų dokumentų).</text:p>
        </text:list-item>
        <text:list-item>
          <text:p text:style-name="P22"><text:span text:style-name="T11">S</text:span>tatistik<text:span text:style-name="T11">a</text:span> pagal dokumentų tipus.</text:p>
        </text:list-item>
        <text:list-item>
          <text:p text:style-name="P22"><text:span text:style-name="T11">S</text:span>tatistik<text:span text:style-name="T11">a</text:span> pagal vartotojus.</text:p>
        </text:list-item>
        <text:list-item>
          <text:p text:style-name="P23"><text:span text:style-name="T11">Į</text:span>vykių žurnal<text:span text:style-name="T11">as</text:span>. Pasakyti, kad kiekvieno serviso įvykiai rašomi į atskirus failus. Naujas failas kuriamas kasdien arba kai pasiekia 10MB dydį. Ankstesni log failai perkeliami į archyvą.</text:p>
        </text:list-item>
        <text:list-item>
          <text:p text:style-name="P23"/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color="#ce181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04:29.572080331</meta:creation-date>
    <dc:date>2019-03-18T10:57:21.554709758</dc:date>
    <meta:editing-duration>PT2H6M11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37" meta:character-count="4041" meta:non-whitespace-character-count="3616"/>
  </office:meta>
</office:document-meta>
</file>